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2.5283in">
            <draw:object draw:notify-on-update-of-ranges="Sheet1.B2:Sheet1.B26 Sheet1.C2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konstanten</text:p>
          </table:table-cell>
          <table:covered-table-cell/>
        </table:table-row>
        <table:table-row table:style-name="ro1">
          <table:table-cell table:formula="of:=[.$G$7]" office:value-type="float" office:value="12.1243556529821" calcext:value-type="float">
            <text:p>12.1243556529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at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A2]+[.$G$3]*[.$G$2]" office:value-type="float" office:value="11.1433556529821" calcext:value-type="float">
            <text:p>11.1433556529821</text:p>
          </table:table-cell>
          <table:table-cell table:formula="of:=[.B2]+[.$G$6]*[.$G$2]" office:value-type="float" office:value="0.7" calcext:value-type="float">
            <text:p>0.7</text:p>
          </table:table-cell>
          <table:table-cell table:formula="of:=[.C2]+[.A3]*[.$G$2]" office:value-type="float" office:value="1.11433556529821" calcext:value-type="float">
            <text:p>1.1143355652982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-9.81" calcext:value-type="float">
            <text:p>-9.81</text:p>
          </table:table-cell>
        </table:table-row>
        <table:table-row table:style-name="ro1">
          <table:table-cell table:formula="of:=[.A3]+[.$G$3]*[.$G$2]" office:value-type="float" office:value="10.1623556529821" calcext:value-type="float">
            <text:p>10.1623556529821</text:p>
          </table:table-cell>
          <table:table-cell table:formula="of:=[.B3]+[.$G$6]*[.$G$2]" office:value-type="float" office:value="1.4" calcext:value-type="float">
            <text:p>1.4</text:p>
          </table:table-cell>
          <table:table-cell table:formula="of:=[.C3]+[.A4]*[.$G$2]" office:value-type="float" office:value="2.13057113059643" calcext:value-type="float">
            <text:p>2.13057113059643</text:p>
          </table:table-cell>
          <table:table-cell table:number-columns-repeated="2"/>
          <table:table-cell office:value-type="string" calcext:value-type="string">
            <text:p>alpha0</text:p>
          </table:table-cell>
          <table:table-cell table:formula="of:=PI()/3" office:value-type="float" office:value="1.0471975511966" calcext:value-type="float">
            <text:p>1.0471975511966</text:p>
          </table:table-cell>
        </table:table-row>
        <table:table-row table:style-name="ro1">
          <table:table-cell table:formula="of:=[.A4]+[.$G$3]*[.$G$2]" office:value-type="float" office:value="9.18135565298214" calcext:value-type="float">
            <text:p>9.18135565298214</text:p>
          </table:table-cell>
          <table:table-cell table:formula="of:=[.B4]+[.$G$6]*[.$G$2]" office:value-type="float" office:value="2.1" calcext:value-type="float">
            <text:p>2.1</text:p>
          </table:table-cell>
          <table:table-cell table:formula="of:=[.C4]+[.A5]*[.$G$2]" office:value-type="float" office:value="3.04870669589464" calcext:value-type="float">
            <text:p>3.04870669589464</text:p>
          </table:table-cell>
          <table:table-cell table:number-columns-repeated="2"/>
          <table:table-cell office:value-type="string" calcext:value-type="string">
            <text:p>v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5]+[.$G$3]*[.$G$2]" office:value-type="float" office:value="8.20035565298214" calcext:value-type="float">
            <text:p>8.20035565298214</text:p>
          </table:table-cell>
          <table:table-cell table:formula="of:=[.B5]+[.$G$6]*[.$G$2]" office:value-type="float" office:value="2.8" calcext:value-type="float">
            <text:p>2.8</text:p>
          </table:table-cell>
          <table:table-cell table:formula="of:=[.C5]+[.A6]*[.$G$2]" office:value-type="float" office:value="3.86874226119286" calcext:value-type="float">
            <text:p>3.86874226119286</text:p>
          </table:table-cell>
          <table:table-cell table:number-columns-repeated="2"/>
          <table:table-cell office:value-type="string" calcext:value-type="string">
            <text:p>v0x</text:p>
          </table:table-cell>
          <table:table-cell table:formula="of:=[.$G$5]*COS([.$G$4])" office:value-type="float" office:value="7" calcext:value-type="float">
            <text:p>7</text:p>
          </table:table-cell>
        </table:table-row>
        <table:table-row table:style-name="ro1">
          <table:table-cell table:formula="of:=[.A6]+[.$G$3]*[.$G$2]" office:value-type="float" office:value="7.21935565298214" calcext:value-type="float">
            <text:p>7.21935565298214</text:p>
          </table:table-cell>
          <table:table-cell table:formula="of:=[.B6]+[.$G$6]*[.$G$2]" office:value-type="float" office:value="3.5" calcext:value-type="float">
            <text:p>3.5</text:p>
          </table:table-cell>
          <table:table-cell table:formula="of:=[.C6]+[.A7]*[.$G$2]" office:value-type="float" office:value="4.59067782649107" calcext:value-type="float">
            <text:p>4.59067782649107</text:p>
          </table:table-cell>
          <table:table-cell table:number-columns-repeated="2"/>
          <table:table-cell office:value-type="string" calcext:value-type="string">
            <text:p>v0y</text:p>
          </table:table-cell>
          <table:table-cell table:formula="of:=[.$G$5]*SIN([.$G$4])" office:value-type="float" office:value="12.1243556529821" calcext:value-type="float">
            <text:p>12.1243556529821</text:p>
          </table:table-cell>
        </table:table-row>
        <table:table-row table:style-name="ro1">
          <table:table-cell table:formula="of:=[.A7]+[.$G$3]*[.$G$2]" office:value-type="float" office:value="6.23835565298214" calcext:value-type="float">
            <text:p>6.23835565298214</text:p>
          </table:table-cell>
          <table:table-cell table:formula="of:=[.B7]+[.$G$6]*[.$G$2]" office:value-type="float" office:value="4.2" calcext:value-type="float">
            <text:p>4.2</text:p>
          </table:table-cell>
          <table:table-cell table:formula="of:=[.C7]+[.A8]*[.$G$2]" office:value-type="float" office:value="5.21451339178929" calcext:value-type="float">
            <text:p>5.21451339178929</text:p>
          </table:table-cell>
          <table:table-cell table:number-columns-repeated="4"/>
        </table:table-row>
        <table:table-row table:style-name="ro1">
          <table:table-cell table:formula="of:=[.A8]+[.$G$3]*[.$G$2]" office:value-type="float" office:value="5.25735565298214" calcext:value-type="float">
            <text:p>5.25735565298214</text:p>
          </table:table-cell>
          <table:table-cell table:formula="of:=[.B8]+[.$G$6]*[.$G$2]" office:value-type="float" office:value="4.9" calcext:value-type="float">
            <text:p>4.9</text:p>
          </table:table-cell>
          <table:table-cell table:formula="of:=[.C8]+[.A9]*[.$G$2]" office:value-type="float" office:value="5.7402489570875" calcext:value-type="float">
            <text:p>5.7402489570875</text:p>
          </table:table-cell>
          <table:table-cell table:number-columns-repeated="4"/>
        </table:table-row>
        <table:table-row table:style-name="ro1">
          <table:table-cell table:formula="of:=[.A9]+[.$G$3]*[.$G$2]" office:value-type="float" office:value="4.27635565298214" calcext:value-type="float">
            <text:p>4.27635565298214</text:p>
          </table:table-cell>
          <table:table-cell table:formula="of:=[.B9]+[.$G$6]*[.$G$2]" office:value-type="float" office:value="5.6" calcext:value-type="float">
            <text:p>5.6</text:p>
          </table:table-cell>
          <table:table-cell table:formula="of:=[.C9]+[.A10]*[.$G$2]" office:value-type="float" office:value="6.16788452238571" calcext:value-type="float">
            <text:p>6.16788452238571</text:p>
          </table:table-cell>
          <table:table-cell table:number-columns-repeated="4"/>
        </table:table-row>
        <table:table-row table:style-name="ro1">
          <table:table-cell table:formula="of:=[.A10]+[.$G$3]*[.$G$2]" office:value-type="float" office:value="3.29535565298214" calcext:value-type="float">
            <text:p>3.29535565298214</text:p>
          </table:table-cell>
          <table:table-cell table:formula="of:=[.B10]+[.$G$6]*[.$G$2]" office:value-type="float" office:value="6.3" calcext:value-type="float">
            <text:p>6.3</text:p>
          </table:table-cell>
          <table:table-cell table:formula="of:=[.C10]+[.A11]*[.$G$2]" office:value-type="float" office:value="6.49742008768393" calcext:value-type="float">
            <text:p>6.49742008768393</text:p>
          </table:table-cell>
          <table:table-cell table:number-columns-repeated="4"/>
        </table:table-row>
        <table:table-row table:style-name="ro1">
          <table:table-cell table:formula="of:=[.A11]+[.$G$3]*[.$G$2]" office:value-type="float" office:value="2.31435565298214" calcext:value-type="float">
            <text:p>2.31435565298214</text:p>
          </table:table-cell>
          <table:table-cell table:formula="of:=[.B11]+[.$G$6]*[.$G$2]" office:value-type="float" office:value="7" calcext:value-type="float">
            <text:p>7</text:p>
          </table:table-cell>
          <table:table-cell table:formula="of:=[.C11]+[.A12]*[.$G$2]" office:value-type="float" office:value="6.72885565298214" calcext:value-type="float">
            <text:p>6.72885565298214</text:p>
          </table:table-cell>
          <table:table-cell table:number-columns-repeated="4"/>
        </table:table-row>
        <table:table-row table:style-name="ro1">
          <table:table-cell table:formula="of:=[.A12]+[.$G$3]*[.$G$2]" office:value-type="float" office:value="1.33335565298214" calcext:value-type="float">
            <text:p>1.33335565298214</text:p>
          </table:table-cell>
          <table:table-cell table:formula="of:=[.B12]+[.$G$6]*[.$G$2]" office:value-type="float" office:value="7.7" calcext:value-type="float">
            <text:p>7.7</text:p>
          </table:table-cell>
          <table:table-cell table:formula="of:=[.C12]+[.A13]*[.$G$2]" office:value-type="float" office:value="6.86219121828036" calcext:value-type="float">
            <text:p>6.86219121828036</text:p>
          </table:table-cell>
          <table:table-cell table:number-columns-repeated="4"/>
        </table:table-row>
        <table:table-row table:style-name="ro1">
          <table:table-cell table:formula="of:=[.A13]+[.$G$3]*[.$G$2]" office:value-type="float" office:value="0.352355652982142" calcext:value-type="float">
            <text:p>0.352355652982142</text:p>
          </table:table-cell>
          <table:table-cell table:formula="of:=[.B13]+[.$G$6]*[.$G$2]" office:value-type="float" office:value="8.4" calcext:value-type="float">
            <text:p>8.4</text:p>
          </table:table-cell>
          <table:table-cell table:formula="of:=[.C13]+[.A14]*[.$G$2]" office:value-type="float" office:value="6.89742678357857" calcext:value-type="float">
            <text:p>6.89742678357857</text:p>
          </table:table-cell>
          <table:table-cell table:number-columns-repeated="4"/>
        </table:table-row>
        <table:table-row table:style-name="ro1">
          <table:table-cell table:formula="of:=[.A14]+[.$G$3]*[.$G$2]" office:value-type="float" office:value="-0.628644347017858" calcext:value-type="float">
            <text:p>-0.628644347017858</text:p>
          </table:table-cell>
          <table:table-cell table:formula="of:=[.B14]+[.$G$6]*[.$G$2]" office:value-type="float" office:value="9.1" calcext:value-type="float">
            <text:p>9.1</text:p>
          </table:table-cell>
          <table:table-cell table:formula="of:=[.C14]+[.A15]*[.$G$2]" office:value-type="float" office:value="6.83456234887678" calcext:value-type="float">
            <text:p>6.83456234887678</text:p>
          </table:table-cell>
          <table:table-cell table:number-columns-repeated="4"/>
        </table:table-row>
        <table:table-row table:style-name="ro1">
          <table:table-cell table:formula="of:=[.A15]+[.$G$3]*[.$G$2]" office:value-type="float" office:value="-1.60964434701786" calcext:value-type="float">
            <text:p>-1.60964434701786</text:p>
          </table:table-cell>
          <table:table-cell table:formula="of:=[.B15]+[.$G$6]*[.$G$2]" office:value-type="float" office:value="9.8" calcext:value-type="float">
            <text:p>9.8</text:p>
          </table:table-cell>
          <table:table-cell table:formula="of:=[.C15]+[.A16]*[.$G$2]" office:value-type="float" office:value="6.673597914175" calcext:value-type="float">
            <text:p>6.673597914175</text:p>
          </table:table-cell>
          <table:table-cell table:number-columns-repeated="4"/>
        </table:table-row>
        <table:table-row table:style-name="ro1">
          <table:table-cell table:formula="of:=[.A16]+[.$G$3]*[.$G$2]" office:value-type="float" office:value="-2.59064434701786" calcext:value-type="float">
            <text:p>-2.59064434701786</text:p>
          </table:table-cell>
          <table:table-cell table:formula="of:=[.B16]+[.$G$6]*[.$G$2]" office:value-type="float" office:value="10.5" calcext:value-type="float">
            <text:p>10.5</text:p>
          </table:table-cell>
          <table:table-cell table:formula="of:=[.C16]+[.A17]*[.$G$2]" office:value-type="float" office:value="6.41453347947321" calcext:value-type="float">
            <text:p>6.41453347947321</text:p>
          </table:table-cell>
          <table:table-cell table:number-columns-repeated="4"/>
        </table:table-row>
        <table:table-row table:style-name="ro1">
          <table:table-cell table:formula="of:=[.A17]+[.$G$3]*[.$G$2]" office:value-type="float" office:value="-3.57164434701786" calcext:value-type="float">
            <text:p>-3.57164434701786</text:p>
          </table:table-cell>
          <table:table-cell table:formula="of:=[.B17]+[.$G$6]*[.$G$2]" office:value-type="float" office:value="11.2" calcext:value-type="float">
            <text:p>11.2</text:p>
          </table:table-cell>
          <table:table-cell table:formula="of:=[.C17]+[.A18]*[.$G$2]" office:value-type="float" office:value="6.05736904477143" calcext:value-type="float">
            <text:p>6.05736904477143</text:p>
          </table:table-cell>
          <table:table-cell table:number-columns-repeated="4"/>
        </table:table-row>
        <table:table-row table:style-name="ro1">
          <table:table-cell table:formula="of:=[.A18]+[.$G$3]*[.$G$2]" office:value-type="float" office:value="-4.55264434701786" calcext:value-type="float">
            <text:p>-4.55264434701786</text:p>
          </table:table-cell>
          <table:table-cell table:formula="of:=[.B18]+[.$G$6]*[.$G$2]" office:value-type="float" office:value="11.9" calcext:value-type="float">
            <text:p>11.9</text:p>
          </table:table-cell>
          <table:table-cell table:formula="of:=[.C18]+[.A19]*[.$G$2]" office:value-type="float" office:value="5.60210461006964" calcext:value-type="float">
            <text:p>5.60210461006964</text:p>
          </table:table-cell>
          <table:table-cell table:number-columns-repeated="4"/>
        </table:table-row>
        <table:table-row table:style-name="ro1">
          <table:table-cell table:formula="of:=[.A19]+[.$G$3]*[.$G$2]" office:value-type="float" office:value="-5.53364434701786" calcext:value-type="float">
            <text:p>-5.53364434701786</text:p>
          </table:table-cell>
          <table:table-cell table:formula="of:=[.B19]+[.$G$6]*[.$G$2]" office:value-type="float" office:value="12.6" calcext:value-type="float">
            <text:p>12.6</text:p>
          </table:table-cell>
          <table:table-cell table:formula="of:=[.C19]+[.A20]*[.$G$2]" office:value-type="float" office:value="5.04874017536786" calcext:value-type="float">
            <text:p>5.04874017536786</text:p>
          </table:table-cell>
          <table:table-cell table:number-columns-repeated="4"/>
        </table:table-row>
        <table:table-row table:style-name="ro1">
          <table:table-cell table:formula="of:=[.A20]+[.$G$3]*[.$G$2]" office:value-type="float" office:value="-6.51464434701786" calcext:value-type="float">
            <text:p>-6.51464434701786</text:p>
          </table:table-cell>
          <table:table-cell table:formula="of:=[.B20]+[.$G$6]*[.$G$2]" office:value-type="float" office:value="13.3" calcext:value-type="float">
            <text:p>13.3</text:p>
          </table:table-cell>
          <table:table-cell table:formula="of:=[.C20]+[.A21]*[.$G$2]" office:value-type="float" office:value="4.39727574066607" calcext:value-type="float">
            <text:p>4.39727574066607</text:p>
          </table:table-cell>
          <table:table-cell table:number-columns-repeated="4"/>
        </table:table-row>
        <table:table-row table:style-name="ro1">
          <table:table-cell table:formula="of:=[.A21]+[.$G$3]*[.$G$2]" office:value-type="float" office:value="-7.49564434701786" calcext:value-type="float">
            <text:p>-7.49564434701786</text:p>
          </table:table-cell>
          <table:table-cell table:formula="of:=[.B21]+[.$G$6]*[.$G$2]" office:value-type="float" office:value="14" calcext:value-type="float">
            <text:p>14</text:p>
          </table:table-cell>
          <table:table-cell table:formula="of:=[.C21]+[.A22]*[.$G$2]" office:value-type="float" office:value="3.64771130596428" calcext:value-type="float">
            <text:p>3.64771130596428</text:p>
          </table:table-cell>
          <table:table-cell table:number-columns-repeated="4"/>
        </table:table-row>
        <table:table-row table:style-name="ro1">
          <table:table-cell table:formula="of:=[.A22]+[.$G$3]*[.$G$2]" office:value-type="float" office:value="-8.47664434701786" calcext:value-type="float">
            <text:p>-8.47664434701786</text:p>
          </table:table-cell>
          <table:table-cell table:formula="of:=[.B22]+[.$G$6]*[.$G$2]" office:value-type="float" office:value="14.7" calcext:value-type="float">
            <text:p>14.7</text:p>
          </table:table-cell>
          <table:table-cell table:formula="of:=[.C22]+[.A23]*[.$G$2]" office:value-type="float" office:value="2.8000468712625" calcext:value-type="float">
            <text:p>2.8000468712625</text:p>
          </table:table-cell>
          <table:table-cell table:number-columns-repeated="4"/>
        </table:table-row>
        <table:table-row table:style-name="ro1">
          <table:table-cell table:formula="of:=[.A23]+[.$G$3]*[.$G$2]" office:value-type="float" office:value="-9.45764434701786" calcext:value-type="float">
            <text:p>-9.45764434701786</text:p>
          </table:table-cell>
          <table:table-cell table:formula="of:=[.B23]+[.$G$6]*[.$G$2]" office:value-type="float" office:value="15.4" calcext:value-type="float">
            <text:p>15.4</text:p>
          </table:table-cell>
          <table:table-cell table:formula="of:=[.C23]+[.A24]*[.$G$2]" office:value-type="float" office:value="1.85428243656071" calcext:value-type="float">
            <text:p>1.85428243656071</text:p>
          </table:table-cell>
          <table:table-cell table:number-columns-repeated="4"/>
        </table:table-row>
        <table:table-row table:style-name="ro1">
          <table:table-cell table:formula="of:=[.A24]+[.$G$3]*[.$G$2]" office:value-type="float" office:value="-10.4386443470179" calcext:value-type="float">
            <text:p>-10.4386443470179</text:p>
          </table:table-cell>
          <table:table-cell table:formula="of:=[.B24]+[.$G$6]*[.$G$2]" office:value-type="float" office:value="16.1" calcext:value-type="float">
            <text:p>16.1</text:p>
          </table:table-cell>
          <table:table-cell table:formula="of:=[.C24]+[.A25]*[.$G$2]" office:value-type="float" office:value="0.810418001858927" calcext:value-type="float">
            <text:p>0.810418001858927</text:p>
          </table:table-cell>
          <table:table-cell table:number-columns-repeated="4"/>
        </table:table-row>
        <table:table-row table:style-name="ro1">
          <table:table-cell table:formula="of:=[.A25]+[.$G$3]*[.$G$2]" office:value-type="float" office:value="-11.4196443470179" calcext:value-type="float">
            <text:p>-11.4196443470179</text:p>
          </table:table-cell>
          <table:table-cell table:formula="of:=[.B25]+[.$G$6]*[.$G$2]" office:value-type="float" office:value="16.8" calcext:value-type="float">
            <text:p>16.8</text:p>
          </table:table-cell>
          <table:table-cell table:formula="of:=[.C25]+[.A26]*[.$G$2]" office:value-type="float" office:value="-0.331546432842859" calcext:value-type="float">
            <text:p>-0.33154643284285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4:34:36.374087119</meta:creation-date>
    <dc:date>2022-01-27T16:58:50.443625859</dc:date>
    <meta:editing-duration>PT1H19M48S</meta:editing-duration>
    <meta:editing-cycles>2</meta:editing-cycles>
    <meta:generator>LibreOffice/6.4.7.2$Linux_X86_64 LibreOffice_project/40$Build-2</meta:generator>
    <meta:document-statistic meta:table-count="1" meta:cell-count="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2:Sheet1.C26" svg:x="0.32cm" svg:y="0.18cm" svg:width="12.508cm" svg:height="8.64cm">
          <chartooo:coordinate-region svg:x="0.862cm" svg:y="0.379cm" svg:width="11.77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6" chart:class="chart:scatter">
            <chart:domain table:cell-range-address="Sheet1.B2:Sheet1.B26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  <table:table-cell office:value-type="float" office:value="0">
                <text:p>0</text:p>
                <draw:g>
                  <svg:desc>Sheet1.C2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1.11433556529821">
                <text:p>1.11433556529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2.13057113059643">
                <text:p>2.13057113059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3.04870669589464">
                <text:p>3.04870669589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3.86874226119286">
                <text:p>3.86874226119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4.59067782649107">
                <text:p>4.59067782649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">
                <text:p>4.2</text:p>
              </table:table-cell>
              <table:table-cell office:value-type="float" office:value="5.21451339178929">
                <text:p>5.21451339178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">
                <text:p>4.9</text:p>
              </table:table-cell>
              <table:table-cell office:value-type="float" office:value="5.7402489570875">
                <text:p>5.7402489570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">
                <text:p>5.6</text:p>
              </table:table-cell>
              <table:table-cell office:value-type="float" office:value="6.16788452238571">
                <text:p>6.1678845223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">
                <text:p>6.3</text:p>
              </table:table-cell>
              <table:table-cell office:value-type="float" office:value="6.49742008768393">
                <text:p>6.49742008768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72885565298214">
                <text:p>6.72885565298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">
                <text:p>7.7</text:p>
              </table:table-cell>
              <table:table-cell office:value-type="float" office:value="6.86219121828036">
                <text:p>6.86219121828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">
                <text:p>8.4</text:p>
              </table:table-cell>
              <table:table-cell office:value-type="float" office:value="6.89742678357857">
                <text:p>6.89742678357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">
                <text:p>9.1</text:p>
              </table:table-cell>
              <table:table-cell office:value-type="float" office:value="6.83456234887678">
                <text:p>6.83456234887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6.673597914175">
                <text:p>6.673597914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6.41453347947321">
                <text:p>6.414533479473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">
                <text:p>11.2</text:p>
              </table:table-cell>
              <table:table-cell office:value-type="float" office:value="6.05736904477143">
                <text:p>6.05736904477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9">
                <text:p>11.9</text:p>
              </table:table-cell>
              <table:table-cell office:value-type="float" office:value="5.60210461006964">
                <text:p>5.60210461006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6">
                <text:p>12.6</text:p>
              </table:table-cell>
              <table:table-cell office:value-type="float" office:value="5.04874017536786">
                <text:p>5.04874017536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3">
                <text:p>13.3</text:p>
              </table:table-cell>
              <table:table-cell office:value-type="float" office:value="4.39727574066607">
                <text:p>4.39727574066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3.64771130596428">
                <text:p>3.64771130596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7">
                <text:p>14.7</text:p>
              </table:table-cell>
              <table:table-cell office:value-type="float" office:value="2.8000468712625">
                <text:p>2.8000468712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4">
                <text:p>15.4</text:p>
              </table:table-cell>
              <table:table-cell office:value-type="float" office:value="1.85428243656071">
                <text:p>1.854282436560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1">
                <text:p>16.1</text:p>
              </table:table-cell>
              <table:table-cell office:value-type="float" office:value="0.810418001858927">
                <text:p>0.810418001858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8">
                <text:p>16.8</text:p>
              </table:table-cell>
              <table:table-cell office:value-type="float" office:value="-0.331546432842859">
                <text:p>-0.331546432842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